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fo:font-weight="bold" officeooo:paragraph-rsid="00157d8e"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fo:font-size="16pt" fo:font-style="normal" fo:font-weight="bold" officeooo:paragraph-rsid="001a7ff3"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16pt" fo:font-style="normal" fo:font-weight="bold" officeooo:paragraph-rsid="0019c167"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fo:font-weight="bold" officeooo:paragraph-rsid="00157d8e"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4pt" fo:font-style="normal" fo:font-weight="normal" officeooo:paragraph-rsid="00157d8e"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fo:font-weight="normal" officeooo:paragraph-rsid="0019c167" style:font-size-asian="12.25pt" style:font-style-asian="normal" style:font-weight-asian="normal" style:font-size-complex="14pt" style:font-style-complex="normal" style:font-weight-complex="normal"/>
    </style:style>
    <style:style style:name="P7" style:family="paragraph" style:parent-style-name="Standard" style:list-style-name="L1">
      <style:paragraph-properties fo:text-align="start" style:justify-single-word="false"/>
      <style:text-properties fo:font-size="14pt" fo:font-style="normal" fo:font-weight="normal" officeooo:paragraph-rsid="0019c167" style:font-size-asian="12.25pt" style:font-style-asian="normal" style:font-weight-asian="normal" style:font-size-complex="14pt" style:font-style-complex="normal" style:font-weight-complex="normal"/>
    </style:style>
    <style:style style:name="P8" style:family="paragraph" style:parent-style-name="Standard" style:list-style-name="L1">
      <style:paragraph-properties fo:text-align="start" style:justify-single-word="false"/>
      <style:text-properties fo:font-size="14pt" fo:font-style="normal" fo:font-weight="normal" officeooo:paragraph-rsid="001a7ff3"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font-size="14pt" fo:font-style="normal" fo:font-weight="normal" officeooo:paragraph-rsid="0019c167"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22pt" fo:font-style="normal" fo:font-weight="bold" officeooo:paragraph-rsid="00157d8e" style:font-size-asian="22pt" style:font-style-asian="normal" style:font-weight-asian="bold" style:font-size-complex="22pt" style:font-style-complex="normal" style:font-weight-complex="bold"/>
    </style:style>
    <style:style style:name="T1" style:family="text">
      <style:text-properties officeooo:rsid="00157d8e"/>
    </style:style>
    <style:style style:name="T2" style:family="text">
      <style:text-properties officeooo:rsid="00162539"/>
    </style:style>
    <style:style style:name="T3" style:family="text">
      <style:text-properties officeooo:rsid="0017b863"/>
    </style:style>
    <style:style style:name="T4" style:family="text">
      <style:text-properties officeooo:rsid="0017fa08"/>
    </style:style>
    <style:style style:name="T5" style:family="text">
      <style:text-properties officeooo:rsid="0019c167"/>
    </style:style>
    <style:style style:name="T6" style:family="text">
      <style:text-properties fo:font-size="16pt" fo:font-weight="bold" officeooo:rsid="0019c167" style:font-size-asian="16pt" style:font-weight-asian="bold" style:font-size-complex="16pt" style:font-weight-complex="bold"/>
    </style:style>
    <style:style style:name="T7" style:family="text">
      <style:text-properties officeooo:rsid="001a7ff3"/>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assive Super Mega Huge Ultimate Overhaul</text:span></text:p>
      <text:p text:style-name="P2"><text:span text:style-name="T7">Introduction and Basics</text:span></text:p>
      <text:p text:style-name="P1"><text:span text:style-name="T1"/></text:p>
      <text:p text:style-name="P5"><text:span text:style-name="T1"><text:tab/>Well the name says it all. This is going to be one big revamp/addition for Minecraft. The idea stems from many mods that I have played including TerraFirmaCraft, (TFC) Feed The Beast Packs, (FTB) and some smaller ones that I saw and liked the idea just not the execution. My plan for this is for it to be a mod that does it all and does it better, smoother and as customizable as possible. </text:span></text:p>
      <text:p text:style-name="P5"><text:span text:style-name="T1"/></text:p>
      <text:p text:style-name="P5"><text:span text:style-name="T1"><text:tab/>The first thing that we should do are the core modules. <text:s/>The first will be simple changes with the new Biomes and Dimensions. This will be a Vanilla </text:span><text:span text:style-name="T2">C</text:span><text:span text:style-name="T1">ore </text:span><text:span text:style-name="T2">(VC)</text:span><text:span text:style-name="T1"> as it will be the closes to it. (name may change) The other will be the Survivalist Core.</text:span><text:span text:style-name="T2"> (SC)</text:span><text:span text:style-name="T1"> This core will have many changes to the basic game. Pretty much a revamp of </text:span><text:span text:style-name="T2">Vanilla</text:span><text:span text:style-name="T1"> to make it extended and more believable.</text:span></text:p>
      <text:p text:style-name="P5"><text:span text:style-name="T1"/></text:p>
      <text:p text:style-name="P5"><text:span text:style-name="T1"><text:tab/></text:span><text:span text:style-name="T2">First I will go through the SC. Most of the changes came from my time playing TFC as it will change how the early game will be played. For </text:span><text:span text:style-name="T3">instance</text:span><text:span text:style-name="T2">, instead of the traditional start, (Punch tree, make crafting table, make pick, get stone, make stone tools</text:span><text:span text:style-name="T3">, <text:s/></text:span><text:span text:style-name="T2">go from there.) You will have to find some fallen/small tree to get your first sticks to make a shovel and get some gravel for flint for your first tools. </text:span><text:span text:style-name="T3">The details will be worked out over time below.</text:span></text:p>
      <text:p text:style-name="P5"><text:span text:style-name="T3"/></text:p>
      <text:p text:style-name="P5"><text:span text:style-name="T3"><text:tab/>The VC will be mostly just World Gen changes like new ores, Biomes, Dimensions etc etc. Both cores will contain most of the stuff VC does with very few exceptions. </text:span></text:p>
      <text:p text:style-name="P4"><text:span text:style-name="T5"/></text:p>
      <text:p text:style-name="P3"><text:span text:style-name="T5">Modules</text:span></text:p>
      <text:p text:style-name="P6"><text:span text:style-name="T5">This section will list off the planed modules and is subject to change. Details will be further down. </text:span></text:p>
      <text:p text:style-name="P6"><text:span text:style-name="T5"/></text:p>
      <text:list xml:id="list4514726608783848918" text:style-name="L1">
        <text:list-item>
          <text:p text:style-name="P7"><text:span text:style-name="T5">Cores</text:span></text:p>
          <text:list>
            <text:list-item>
              <text:p text:style-name="P8"><text:span text:style-name="T7">Vanilla Core (VC)</text:span></text:p>
              <text:list>
                <text:list-item>
                  <text:p text:style-name="P8"><text:span text:style-name="T7">Mostly World Gen. No major gameplay changes.</text:span></text:p>
                </text:list-item>
              </text:list>
            </text:list-item>
            <text:list-item>
              <text:p text:style-name="P8"><text:span text:style-name="T7">Survivalist Core (SC)</text:span></text:p>
              <text:list>
                <text:list-item>
                  <text:p text:style-name="P8"><text:span text:style-name="T7">VC stuff and changes similar to those found in TFC.</text:span></text:p>
                </text:list-item>
              </text:list>
            </text:list-item>
          </text:list>
        </text:list-item>
        <text:list-item>
          <text:p text:style-name="P8"><text:span text:style-name="T7">Major Modules</text:span></text:p>
          <text:list>
            <text:list-item>
              <text:p text:style-name="P8"><text:span text:style-name="T7">Machines</text:span></text:p>
              <text:list>
                <text:list-item>
                  <text:p text:style-name="P8"><text:span text:style-name="T7">Works on tier system. </text:span></text:p>
                </text:list-item>
                <text:list-item>
                  <text:p text:style-name="P8"><text:span text:style-name="T7"><text:s/>A lot of this will be multi-block and maybe even entire buildings</text:span></text:p>
                </text:list-item>
              </text:list>
            </text:list-item>
            <text:list-item>
              <text:p text:style-name="P8"><text:span text:style-name="T7">Magic</text:span></text:p>
              <text:list>
                <text:list-item>
                  <text:p text:style-name="P8"><text:span text:style-name="T7">Tier system as well. </text:span></text:p>
                </text:list-item>
                <text:list-item>
                  <text:p text:style-name="P8"><text:soft-page-break/><text:span text:style-name="T7">Might include something like mystcraft.</text:span></text:p>
                </text:list-item>
              </text:list>
            </text:list-item>
            <text:list-item>
              <text:p text:style-name="P8"><text:span text:style-name="T7">Villages</text:span></text:p>
              <text:list>
                <text:list-item>
                  <text:p text:style-name="P8"><text:span text:style-name="T7">Similar to Millenaire just using default villages.</text:span></text:p>
                </text:list-item>
                <text:list-item>
                  <text:p text:style-name="P8"><text:span text:style-name="T7">Uses machines as well.</text:span></text:p>
                </text:list-item>
              </text:list>
            </text:list-item>
            <text:list-item>
              <text:p text:style-name="P8"><text:span text:style-name="T7">RPG</text:span></text:p>
              <text:list>
                <text:list-item>
                  <text:p text:style-name="P8"><text:span text:style-name="T7">Something like McMMO.</text:span></text:p>
                </text:list-item>
                <text:list-item>
                  <text:p text:style-name="P8"><text:span text:style-name="T7">Skills work like Skyrim leveling system</text:span></text:p>
                </text:list-item>
              </text:list>
            </text:list-item>
            <text:list-item>
              <text:p text:style-name="P8"><text:span text:style-name="T7">Overlap Parts</text:span></text:p>
              <text:list>
                <text:list-item>
                  <text:p text:style-name="P8"><text:span text:style-name="T7">This is for trying to help with major mod balance and such</text:span></text:p>
                </text:list-item>
              </text:list>
            </text:list-item>
            <text:list-item>
              <text:p text:style-name="P8"><text:span text:style-name="T7">Difficulty</text:span></text:p>
              <text:list>
                <text:list-item>
                  <text:p text:style-name="P8"><text:span text:style-name="T7">Mostly to do with crafting. Like needing iron or diamonds or diamonds in stead of diamonds block.</text:span></text:p>
                </text:list-item>
              </text:list>
            </text:list-item>
          </text:list>
        </text:list-item>
      </text:list>
      <text:p text:style-name="P4"><text:span text:style-name="T5"/></text:p>
      <text:p text:style-name="P9"><text:span text:style-name="T6">World Gen</text:span></text:p>
      <text:p text:style-name="P9"><text:span text:style-name="T6"/></text:p>
      <text:p text:style-name="P6"><text:span text:style-name="T5">This is a huge part of the mod. By that I mean in terms of the coding involved for this on goal/idea. </text:span><text:span text:style-name="T3">The changes to the gen will be like bringing back gravel beaches and having gravel spawn in rivers or oceans almost always. Adding/increasing melon and pumpkin spawns. Making saplings and grass spawn during creation and during play. Increasing the terrain and even maybe the build height. Changing the sea level to account for the higher terrain. Making Villages spawn more often and more controlled.(I.E. Once one is found the chance for another to spawn goes up x% per chunk.) Making transitions between biomes or even making a transition biome for each biome type. Stopping Ice biomes from spawn next to a desert. Adding in true mountains and dormant </text:span><text:span text:style-name="T4">volcanoes.</text:span><text:span text:style-name="T3"> Maybe even have a chance for it to </text:span><text:span text:style-name="T4">erupt.</text:span><text:span text:style-name="T3"> Adding in weather and natural </text:span><text:span text:style-name="T4">disasters</text:span><text:span text:style-name="T3"> like earthquakes, </text:span><text:span text:style-name="T4">tornadoes</text:span><text:span text:style-name="T3">, </text:span><text:span text:style-name="T4">hurricanes,</text:span><text:span text:style-name="T3"> etc etc. </text:span><text:span text:style-name="T4">(Those might be better for SC or is own module) Th</text:span><text:span text:style-name="T5">is</text:span><text:span text:style-name="T4"> </text:span><text:span text:style-name="T5">i</text:span><text:span text:style-name="T4">s just the start of what I want. </text:span><text:span text:style-name="T5">The rest will be worked out later down the road and even some will only be present in certain mod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2T00:32:57.12</meta:creation-date>
    <dc:date>2013-04-22T01:53:40.71</dc:date>
    <meta:editing-duration>PT1H4M17S</meta:editing-duration>
    <meta:editing-cycles>3</meta:editing-cycles>
    <meta:generator>LibreOffice/4.0.2.2$Windows_x86 LibreOffice_project/4c82dcdd6efcd48b1d8bba66bfe1989deee49c3</meta:generator>
    <meta:document-statistic meta:table-count="0" meta:image-count="0" meta:object-count="0" meta:page-count="2" meta:paragraph-count="32" meta:word-count="612" meta:character-count="3370" meta:non-whitespace-character-count="2778"/>
  </office:meta>
</office:document-meta>
</file>